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0B4A566FCB750CF4A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889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0.03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9cm" svg:stroke-color="#ff3300" draw:marker-start-width="0.439cm" draw:marker-end-width="0.439cm" draw:fill="none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4.108cm" svg:x="1.836cm" svg:y="9.465cm">
          <draw:image xlink:href="Pictures/1000020100000640000000B4A566FCB750CF4A9B.png" xlink:type="simple" xlink:show="embed" xlink:actuate="onLoad">
            <text:p/>
          </draw:image>
        </draw:frame>
        <draw:frame draw:style-name="gr2" draw:text-style-name="P1" draw:layer="layout" svg:width="17.845cm" svg:height="3.81cm" svg:x="1.697cm" svg:y="15.351cm">
          <draw:image xlink:href="Pictures/1000020100000640000000B4A566FCB750CF4A9B.png" xlink:type="simple" xlink:show="embed" xlink:actuate="onLoad">
            <text:p/>
          </draw:image>
        </draw:frame>
        <draw:frame draw:style-name="gr3" draw:text-style-name="P2" draw:layer="layout" svg:width="1.84cm" svg:height="0.962cm" svg:x="4.048cm" svg:y="8.493cm">
          <draw:text-box>
            <text:p>AND</text:p>
          </draw:text-box>
        </draw:frame>
        <draw:frame draw:style-name="gr3" draw:text-style-name="P2" draw:layer="layout" svg:width="1.455cm" svg:height="0.962cm" svg:x="7.35cm" svg:y="8.42cm">
          <draw:text-box>
            <text:p>OR</text:p>
          </draw:text-box>
        </draw:frame>
        <draw:frame draw:style-name="gr3" draw:text-style-name="P2" draw:layer="layout" svg:width="1.84cm" svg:height="0.962cm" svg:x="13.384cm" svg:y="8.42cm">
          <draw:text-box>
            <text:p>ADD</text:p>
          </draw:text-box>
        </draw:frame>
        <draw:frame draw:style-name="gr3" draw:text-style-name="P2" draw:layer="layout" svg:width="3.931cm" svg:height="0.962cm" svg:x="4.429cm" svg:y="14.262cm">
          <draw:text-box>
            <text:p>SUBTRACT</text:p>
          </draw:text-box>
        </draw:frame>
        <draw:frame draw:style-name="gr3" draw:text-style-name="P2" draw:layer="layout" svg:width="1.62cm" svg:height="0.962cm" svg:x="13.446cm" svg:y="14.135cm">
          <draw:text-box>
            <text:p>SLT</text:p>
          </draw:text-box>
        </draw:frame>
        <draw:line draw:style-name="gr4" draw:text-style-name="P3" draw:layer="layout" svg:x1="6.334cm" svg:y1="8.62cm" svg:x2="6.334cm" svg:y2="14.208cm">
          <text:p/>
        </draw:line>
        <draw:line draw:style-name="gr4" draw:text-style-name="P3" draw:layer="layout" svg:x1="9.763cm" svg:y1="8.62cm" svg:x2="9.763cm" svg:y2="14.208cm">
          <text:p/>
        </draw:line>
        <draw:line draw:style-name="gr4" draw:text-style-name="P3" draw:layer="layout" svg:x1="6.334cm" svg:y1="8.62cm" svg:x2="6.334cm" svg:y2="14.208cm">
          <text:p/>
        </draw:line>
        <draw:line draw:style-name="gr4" draw:text-style-name="P3" draw:layer="layout" svg:x1="10.652cm" svg:y1="14.335cm" svg:x2="10.652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6:52:49.957033159</meta:creation-date>
    <dc:date>2017-02-07T17:01:00.369658850</dc:date>
    <meta:editing-duration>PT8M10S</meta:editing-duration>
    <meta:editing-cycles>1</meta:editing-cycles>
    <meta:document-statistic meta:object-count="11"/>
    <meta:generator>LibreOffice/5.1.6.2.0$Linux_X86_64 LibreOffice_project/10$Build-2</meta:generator>
  </office:meta>
</office:document-meta>
</file>